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1" svg:font-family="StarSymbol" style:font-pitch="variable" style:font-charset="x-symbol"/>
    <style:font-face style:name="StarSymbol" svg:font-family="StarSymbol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bullet text:level="1" text:style-name="Bullet_20_Symbols" style:num-suffix="." text:bullet-char="•">
        <style:list-level-properties text:min-label-width="0.635cm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0.635cm" text:min-label-width="0.635cm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1.27cm" text:min-label-width="0.635cm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1.905cm" text:min-label-width="0.635cm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2.54cm" text:min-label-width="0.635cm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3.175cm" text:min-label-width="0.635cm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3.81cm" text:min-label-width="0.635cm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4.445cm" text:min-label-width="0.635cm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5.08cm" text:min-label-width="0.635cm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5.715cm" text:min-label-width="0.635cm"/>
        <style:text-properties style:font-name="StarSymbol1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Ziel:</text:p>
      <text:p text:style-name="Standard">es müssen</text:p>
      <text:list text:style-name="L1">
        <text:list-item>
          <text:p text:style-name="P1">Beliebige Dateisysteme erkannt werden können</text:p>
        </text:list-item>
        <text:list-item>
          <text:p text:style-name="P1">Dateisysteme auf jeder Partition und jeder erweitern Partition erkannt werden</text:p>
        </text:list-item>
        <text:list-item>
          <text:p text:style-name="P1">Daten im VFS als Streams bereit stehen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1" svg:font-family="StarSymbol" style:font-pitch="variable" style:font-charset="x-symbol"/>
    <style:font-face style:name="StarSymbol" svg:font-family="StarSymbol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de" style:country-asian="DE" style:font-size-complex="12pt" style:language-complex="de" style:country-complex="D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de" fo:country="DE" style:font-name-asian="DejaVu Sans" style:font-size-asian="12pt" style:language-asian="de" style:country-asian="DE" style:font-name-complex="DejaVu Sans" style:font-size-complex="12pt" style:language-complex="de" style:country-complex="D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meta:creation-date>2007-03-20T19:47:42</meta:creation-date>
    <dc:date>2007-03-20T21:19:40</dc:date>
    <dc:language>de-DE</dc:language>
    <meta:editing-cycles>2</meta:editing-cycles>
    <meta:editing-duration>PT1H32M0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5" meta:word-count="25" meta:character-count="173"/>
  </office:meta>
</office:document-meta>
</file>